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2.125in"/>
    </style:style>
    <style:style style:name="Table1.C" style:family="table-column">
      <style:table-column-properties style:column-width="2.5688in"/>
    </style:style>
    <style:style style:name="Table1.D" style:family="table-column">
      <style:table-column-properties style:column-width="1.7333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none"/>
    </style:style>
    <style:style style:name="Table1.D1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style:vertical-align="middle" fo:padding="0.0382in" fo:border-left="0.05pt solid #000000" fo:border-right="none" fo:border-top="none" fo:border-bottom="none"/>
    </style:style>
    <style:style style:name="Table1.D2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1.9" style:family="table-row">
      <style:table-row-properties style:min-row-height="0.8958in"/>
    </style:style>
    <style:style style:name="Table1.A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0f88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rsid="000c0f88" officeooo:paragraph-rsid="000c0f88"/>
    </style:style>
    <style:style style:name="P4" style:family="paragraph" style:parent-style-name="Table_20_Contents">
      <style:text-properties officeooo:rsid="000c0f88" officeooo:paragraph-rsid="000c0f88"/>
    </style:style>
    <style:style style:name="P5" style:family="paragraph" style:parent-style-name="Table_20_Contents">
      <style:paragraph-properties fo:text-align="center" style:justify-single-word="false"/>
      <style:text-properties officeooo:rsid="000dea10" officeooo:paragraph-rsid="000ea979"/>
    </style:style>
    <style:style style:name="P6" style:family="paragraph" style:parent-style-name="Table_20_Contents">
      <style:paragraph-properties fo:text-align="center" style:justify-single-word="false"/>
      <style:text-properties officeooo:rsid="000dea10" officeooo:paragraph-rsid="000eb801"/>
    </style:style>
    <style:style style:name="P7" style:family="paragraph" style:parent-style-name="Table_20_Contents">
      <style:paragraph-properties fo:text-align="center" style:justify-single-word="false"/>
      <style:text-properties officeooo:rsid="000ea979" officeooo:paragraph-rsid="000ea979"/>
    </style:style>
    <style:style style:name="P8" style:family="paragraph" style:parent-style-name="Table_20_Contents">
      <style:text-properties officeooo:rsid="000ea979" officeooo:paragraph-rsid="000ea979"/>
    </style:style>
    <style:style style:name="P9" style:family="paragraph" style:parent-style-name="Table_20_Contents">
      <style:text-properties officeooo:rsid="000eb801" officeooo:paragraph-rsid="000eb801"/>
    </style:style>
    <style:style style:name="T1" style:family="text">
      <style:text-properties officeooo:rsid="000c0f88"/>
    </style:style>
    <style:style style:name="T2" style:family="text">
      <style:text-properties style:font-name="Symbol"/>
    </style:style>
    <style:style style:name="T3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Journal Article</text:p>
          </table:table-cell>
          <table:table-cell table:style-name="Table1.A1" office:value-type="string">
            <text:p text:style-name="P4">Construction and Assembly of the Wire Planes for the MicroBooNE Time Projection Chamber</text:p>
          </table:table-cell>
          <table:table-cell table:style-name="Table1.D1" office:value-type="string">
            <text:p text:style-name="P1"><text:span text:style-name="T1">R. Acciarri, C. Adams, J. Asaadi, J. Danaher, B.T. Fleming, R. Gardner, S. Gollapinni, R. Grosso, R. Guenette, B.R. Littlejohn, S. Lockwitz, J.L Raaf, M. Soderberg, J. St. John, T. Strauss, A.M Szelc, B. Yu</text:span>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Journal Article</text:p>
          </table:table-cell>
          <table:table-cell table:style-name="Table1.A2" office:value-type="string">
            <text:p text:style-name="P4">Measurement of muon neutrino and antimuon neutrino neutral current <text:span text:style-name="T2">p</text:span><text:span text:style-name="T3">0</text:span>→<text:span text:style-name="T2">gg</text:span> production in the ArgoNeuT Detector</text:p>
          </table:table-cell>
          <table:table-cell table:style-name="Table1.D2" office:value-type="string">
            <text:p text:style-name="P4">ArgoNeuT Collaboration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Journal Article</text:p>
          </table:table-cell>
          <table:table-cell table:style-name="Table1.A2" office:value-type="string">
            <text:p text:style-name="P4">Testing High Voltage Surge Protection Devices for Use in Liquid Argon TPC Detectors</text:p>
          </table:table-cell>
          <table:table-cell table:style-name="Table1.D2" office:value-type="string">
            <text:p text:style-name="P4">J. Asaadi, J.M. Conrad, S. Gollapinni, B.J.P Jones, H. Jostlein, J.M. St. John, T. Strauss, S. Wolbers, J. Zennamo</text:p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Journal Article</text:p>
          </table:table-cell>
          <table:table-cell table:style-name="Table1.A2" office:value-type="string">
            <text:p text:style-name="P4">Measurement of Inclusive Muon Neutrino and Antineutrino Charged Current Differential Cross Sections on Argon in the NuMI Antineutrino Beam</text:p>
          </table:table-cell>
          <table:table-cell table:style-name="Table1.D2" office:value-type="string">
            <text:p text:style-name="P4">ArgoNeuT Collaboration</text:p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Journal Article</text:p>
          </table:table-cell>
          <table:table-cell table:style-name="Table1.A2" office:value-type="string">
            <text:p text:style-name="P4">The detection of back-to-back proton pairs in Charged-Current neutrino interactions with the ArgoNeuT detector in the NuMI low energy beam line</text:p>
          </table:table-cell>
          <table:table-cell table:style-name="Table1.D2" office:value-type="string">
            <text:p text:style-name="P4">ArgoNeuT Collaboration</text:p>
          </table:table-cell>
        </table:table-row>
        <table:table-row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7">Other Publication</text:p>
          </table:table-cell>
          <table:table-cell table:style-name="Table1.A2" office:value-type="string">
            <text:p text:style-name="P8">ArgonCube: A novel, fully modular approach for the realization of large-mass liquid argon TPC neutrino detector</text:p>
          </table:table-cell>
          <table:table-cell table:style-name="Table1.D2" office:value-type="string">
            <text:p text:style-name="P8">ArgonCube Collaboration</text:p>
          </table:table-cell>
        </table:table-row>
        <table:table-row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5">Conference Paper/<text:line-break/>Presentation</text:p>
          </table:table-cell>
          <table:table-cell table:style-name="Table1.A2" office:value-type="string">
            <text:p text:style-name="P8">New Technologies for Neutrino Oscillations (CPAD 2015)</text:p>
          </table:table-cell>
          <table:table-cell table:style-name="Table1.D2" office:value-type="string">
            <text:p text:style-name="P8">J. Asaadi</text:p>
          </table:table-cell>
        </table:table-row>
        <table:table-row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P5">Conference Paper/<text:line-break/>Presentation</text:p>
          </table:table-cell>
          <table:table-cell table:style-name="Table1.A2" office:value-type="string">
            <text:p text:style-name="P8">The Fermilab Short-Baseline Neutrino Program (WIN 2015)</text:p>
          </table:table-cell>
          <table:table-cell table:style-name="Table1.D2" office:value-type="string">
            <text:p text:style-name="P8">Fermilab SBN Collaboration</text:p>
          </table:table-cell>
        </table:table-row>
        <table:table-row table:style-name="Table1.9">
          <table:table-cell table:style-name="Table1.A2" office:value-type="string">
            <text:p text:style-name="P3">9</text:p>
          </table:table-cell>
          <table:table-cell table:style-name="Table1.A2" office:value-type="string">
            <text:p text:style-name="P6">Conference Paper/<text:line-break/>Presentation</text:p>
          </table:table-cell>
          <table:table-cell table:style-name="Table1.A2" office:value-type="string">
            <text:p text:style-name="P9">The MicroBooNE Experiment (PANIC2014)</text:p>
          </table:table-cell>
          <table:table-cell table:style-name="Table1.D2" office:value-type="string">
            <text:p text:style-name="P9">MicroBooNE Collaboration</text:p>
          </table:table-cell>
        </table:table-row>
        <text:soft-page-break/>
        <table:table-row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6">Conference Paper/<text:line-break/>Presentation</text:p>
          </table:table-cell>
          <table:table-cell table:style-name="Table1.A2" office:value-type="string">
            <text:p text:style-name="P9">Future prospects of electron/photon separation and Neutral Current <text:span text:style-name="T2">p</text:span><text:span text:style-name="T3">0</text:span> measurements with Liquid Argon TPCs and other methods</text:p>
          </table:table-cell>
          <table:table-cell table:style-name="Table1.D2" office:value-type="string">
            <text:p text:style-name="P9">J. Asaadi</text:p>
          </table:table-cell>
        </table:table-row>
        <table:table-row>
          <table:table-cell table:style-name="Table1.A2" office:value-type="string">
            <text:p text:style-name="P3">1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1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13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1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3">15</text:p>
          </table:table-cell>
          <table:table-cell table:style-name="Table1.A15" office:value-type="string">
            <text:p text:style-name="P2"/>
          </table:table-cell>
          <table:table-cell table:style-name="Table1.A15" office:value-type="string">
            <text:p text:style-name="Table_20_Contents"/>
          </table:table-cell>
          <table:table-cell table:style-name="Table1.D15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08:25:44.168115475</meta:creation-date>
    <dc:date>2016-09-26T08:50:32.487159295</dc:date>
    <meta:editing-duration>PT9M27S</meta:editing-duration>
    <meta:editing-cycles>3</meta:editing-cycles>
    <meta:generator>LibreOffice/4.2.8.2$Linux_X86_64 LibreOffice_project/420m0$Build-2</meta:generator>
    <meta:document-statistic meta:table-count="1" meta:image-count="0" meta:object-count="0" meta:page-count="2" meta:paragraph-count="45" meta:word-count="242" meta:character-count="1649" meta:non-whitespace-character-count="1452"/>
  </office:meta>
</office:document-meta>
</file>